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Courier 10 Pitch" svg:font-family="'Courier 10 Pitch'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Heading_20_1">Allgemeines</text:p>
        <text:p text:style-name="Normal"/>
        <text:p text:style-name="Normal">Dies sind die möglichen Aktionen, die der Server dem Client befehligen kann. Diese Aktionen liegen als XML-Datei vor. Der Server muss nur die fixen Werte eintragen, bzw. den Sensor definieren, an dem sich etwas ausrichtet.</text:p>
        <text:p text:style-name="Normal"/>
        <text:p text:style-name="Heading_20_1">Aktionen</text:p>
        <text:p text:style-name="Heading_20_2">Saugkopf senken</text:p>
        <text:p text:style-name="Code">&lt;assignment id="1" start="head:move=down"&gt;</text:p>
        <text:p text:style-name="Code"><text:tab/>&lt;event ifarg1="head:move" ifcompare="e" ifarg2="100" then="" final="true"/&gt;</text:p>
        <text:p text:style-name="Code">&lt;/assignment&gt;</text:p>
        <text:p text:style-name="Heading_20_2">Saugkopf heben</text:p>
        <text:p text:style-name="Code">&lt;assignment id="1" start="head:move=up"&gt;</text:p>
        <text:p text:style-name="Code"><text:tab/>&lt;event ifarg1="head:move" ifcompare="e" ifarg2="0" then="" final="true"/&gt;</text:p>
        <text:p text:style-name="Code">&lt;/assignment&gt;</text:p>
        <text:p text:style-name="Heading_20_2">Drehen mit Winkelangabe rechts</text:p>
        <text:p text:style-name="Code">&lt;assignment id="1" start="engine:turn=right"&gt;</text:p>
        <text:p text:style-name="Code"><text:tab/>&lt;event ifarg1="engine:turn" ifcompare="ge" ifarg2="9000" then="engine:turn=stop" final="true"/&gt;</text:p>
        <text:p text:style-name="Code">&lt;/assignment&gt;</text:p>
        <text:p text:style-name="Heading_20_2">Drehen mit Winkelangabe links</text:p>
        <text:p text:style-name="Code">&lt;assignment id="1" start="engine:turn=left"&gt;</text:p>
        <text:p text:style-name="Code"><text:tab/>&lt;event ifarg1="engine:turn" ifcompare="le" ifarg2="-9000" then="engine:turn=stop" final="true"/&gt;</text:p>
        <text:p text:style-name="Code">&lt;/assignment&gt;</text:p>
        <text:p text:style-name="Heading_20_2">Drehen bis zum Widerstand rechts</text:p>
        <text:p text:style-name="Code">&lt;assignment id="1" start="engine:turn=right"&gt;</text:p>
        <text:p text:style-name="Code"><text:tab/>&lt;event ifarg1="right:distance" ifcompare="l" ifarg2="100" then="engine:turn=stop" final="true"/&gt;</text:p>
        <text:p text:style-name="Code"><text:tab/>&lt;event ifarg1="front:distance" ifcompare="l" ifarg2="100" then="engine:turn=stop" final="true"/&gt;</text:p>
        <text:p text:style-name="Code">&lt;/assignment&gt;</text:p>
        <text:p text:style-name="Heading_20_2">Drehen bis zum Widerstand links</text:p>
        <text:p text:style-name="Code">&lt;assignment id="1" start="engine:turn=left"&gt;</text:p>
        <text:p text:style-name="Code"><text:tab/>&lt;event ifarg1="left:distance" ifcompare="l" ifarg2="100" then="engine:turn=stop" final="true"/&gt;</text:p>
        <text:p text:style-name="Code"><text:tab/>&lt;event ifarg1="front:distance" ifcompare="l" ifarg2="100" then="engine:turn=stop" final="true"/&gt;</text:p>
        <text:p text:style-name="Code">&lt;/assignment&gt;</text:p>
        <text:p text:style-name="Heading_20_2">An der Wand entlang fahren (rechts)</text:p>
        <text:p text:style-name="P1">TODO: Dies ist nur so kompliziert, weil start=“tuwas“ des aufgerufenen Assignments vor dem end des verlassenen ausgeführt wird. </text:p>
        <text:p text:style-name="Code">&lt;assignment id="1"&gt;</text:p>
        <text:p text:style-name="Code"><text:tab/>&lt;assignment id="1" start="engine:drive=1" end="engine:drive=0"&gt;</text:p>
        <text:p text:style-name="Code"><text:tab/><text:tab/>&lt;!-- wenn vorne oder links angestoßen ist endgültig Schluss --&gt;</text:p>
        <text:p text:style-name="Code"><text:tab/><text:tab/>&lt;event ifarg1="front:distance" ifcompare="l" ifarg2="50" then="" final="true"/&gt;</text:p>
        <text:p text:style-name="Code"><text:tab/><text:tab/>&lt;event ifarg1="left:distance" ifcompare="l" ifarg2="100" then="" final="true"/&gt;</text:p>
        <text:p text:style-name="Code"/>
        <text:p text:style-name="Code"><text:tab/><text:tab/>&lt;!-- wird zu sehr von der Wand abgewichen, muss ein anderes Assignment ausgleichen --&gt;</text:p>
        <text:p text:style-name="Code"><text:tab/><text:tab/>&lt;event ifarg1="right:distance" ifcompare="g" ifarg2="60" then="a#=2" final="true"/&gt;</text:p>
        <text:p text:style-name="Code"><text:tab/><text:tab/>&lt;event ifarg1="right:distance" ifcompare="l" ifarg2="40" then="a#=4" final="true"/&gt;</text:p>
        <text:p text:style-name="Code"><text:tab/>&lt;/assignment&gt;</text:p>
        <text:p text:style-name="Code"><text:tab/>&lt;assignment id="2" end="a#=3"&gt;</text:p>
        <text:p text:style-name="Code"><text:tab/><text:tab/>&lt;event ifarg1="1" ifcompare="e" ifarg2="1" then="engine:turn=right" final="true"/&gt;</text:p>
        <text:p text:style-name="Code"><text:tab/>&lt;/assignment&gt;</text:p>
        <text:p text:style-name="Code"><text:tab/>&lt;assignment id="3" end="a#=1"&gt;</text:p>
        <text:p text:style-name="Code"><text:tab/><text:tab/>&lt;event ifarg1="right:distance" ifcompare="le" ifarg2="50" then="engine:turn=stop" final="true"/&gt;</text:p>
        <text:p text:style-name="Code"><text:tab/>&lt;/assignment&gt;</text:p>
        <text:p text:style-name="Code"><text:tab/>&lt;assignment id="4" end="a#=5"&gt;</text:p>
        <text:p text:style-name="Code"><text:tab/><text:tab/>&lt;event ifarg1="1" ifcompare="e" ifarg2="1" then="engine:turn=left" final="true"/&gt;</text:p>
        <text:p text:style-name="Code"><text:tab/>&lt;/assignment&gt;</text:p>
        <text:p text:style-name="Code"><text:tab/>&lt;assignment id="5" end="a#=1"&gt;</text:p>
        <text:p text:style-name="Code"><text:tab/><text:tab/>&lt;event ifarg1="front:distance" ifcompare="ge" ifarg2="50" then="engine:turn=stop" final="true"/&gt;</text:p>
        <text:p text:style-name="Code"><text:tab/>&lt;/assignment&gt;</text:p>
        <text:p text:style-name="Code">&lt;/assignment&gt;</text:p>
        <text:p text:style-name="Heading_20_2">Eine Strecke ohne Kollisionen fahren</text:p>
        <text:p text:style-name="Code">&lt;assignment id="1" start="engine:drive=1"&gt;</text:p>
        <text:p text:style-name="Code"><text:tab/>&lt;event ifarg1="engine:distance" ifcompare="ge" ifarg2="20000" then="engine:drive=0" final="true"/&gt;</text:p>
        <text:p text:style-name="Code"><text:tab/>&lt;event ifarg1="front:distance" ifcompare="l" ifarg2="100" then="engine:drive=0" final="true"/&gt;</text:p>
        <text:p text:style-name="Code"><text:tab/>&lt;event ifarg1="left:distance" ifcompare="l" ifarg2="100" then="engine:drive=0" final="true"/&gt;</text:p>
        <text:p text:style-name="Code"><text:tab/>&lt;event ifarg1="right:distance" ifcompare="l" ifarg2="100" then="engine:drive=0" final="true"/&gt;</text:p>
        <text:p text:style-name="Code">&lt;/assignment&gt;</text:p>
        <text:p text:style-name="Heading_20_1">Grundsätzliche Bedingungen</text:p>
        <text:p text:style-name="Normal"/>
        <text:p text:style-name="Normal">Einige grundsätzliche Bedingungen sind in jedem <text:span text:style-name="T1">Assignment</text:span> <text:s/>enthalten.</text:p>
        <text:p text:style-name="Normal"/>
        <text:p text:style-name="Heading_20_2">Batteriezustand prüfen</text:p>
        <text:p text:style-name="Code"/>
        <text:p text:style-name="Heading_20_2">Maximale Dauer eines <text:span text:style-name="T1">Assignments.</text:span></text:p>
        <text:p text:style-name="Cod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10 Pitch" svg:font-family="'Courier 10 Pitch'"/>
    <style:font-face style:name="Times New Roman" svg:font-family="'Times New Roman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Code" style:family="paragraph" style:parent-style-name="Normal">
      <style:paragraph-properties fo:background-color="transparent">
        <style:background-image/>
      </style:paragraph-properties>
      <style:text-properties style:font-name="Courier 10 Pitch" fo:font-size="10pt" fo:background-color="transparent"/>
    </style:style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Normal" style:family="paragraph">
      <style:paragraph-properties style:writing-mode="lr-tb"/>
      <style:text-properties style:font-name="Times New Roman" fo:font-size="12pt" fo:language="de" fo:country="D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5-31T23:50:31</meta:creation-date>
    <meta:editing-duration>PT00H01M33S</meta:editing-duration>
    <meta:editing-cycles>2</meta:editing-cycles>
    <meta:document-statistic meta:table-count="0" meta:image-count="0" meta:object-count="0" meta:page-count="1" meta:paragraph-count="64" meta:word-count="302" meta:character-count="3386"/>
    <dc:date>2010-05-31T23:52:04</dc:date>
  </office:meta>
</office:document-meta>
</file>